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heritableThreadLocal.InheritableThread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heritableThreadLocal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heritableThreadLocal.childValu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heritableThreadLocal.se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